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12cm" fo:min-width="0.862cm" fo:padding-top="0.151cm" fo:padding-bottom="0.151cm" fo:padding-left="0.276cm" fo:padding-right="0.276cm" fo:wrap-option="wrap"/>
      <style:paragraph-properties style:writing-mode="lr-tb"/>
    </style:style>
    <style:style style:name="gr2" style:family="graphic" style:parent-style-name="objectwithoutfill">
      <style:graphic-properties draw:stroke="solid" svg:stroke-width="0.035cm" svg:stroke-color="#000000" draw:marker-start-width="0.252cm" draw:marker-end="Extrémités_20_de_20_flèche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="Extrémités_20_de_20_flèche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9" style:family="graphic" style:parent-style-name="standard">
      <style:graphic-properties draw:stroke="dash" draw:stroke-dash="Long_20_Dot" draw:marker-end="" draw:textarea-vertical-align="middle"/>
    </style:style>
    <style:style style:name="gr10" style:family="graphic" style:parent-style-name="objectwithoutfill">
      <style:graphic-properties svg:stroke-width="0.02cm" draw:marker-start-width="0.24cm" draw:marker-end="Arrow" draw:marker-end-width="0.26cm" draw:fill="none" draw:textarea-vertical-align="middle" fo:padding-top="0.11cm" fo:padding-bottom="0.11cm" fo:padding-left="0.235cm" fo:padding-right="0.23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a933"/>
    </style:style>
    <style:style style:name="P8" style:family="paragraph">
      <loext:graphic-properties draw:fill="none" draw:fill-color="#ffffff"/>
      <style:paragraph-properties style:writing-mode="lr-tb"/>
      <style:text-properties fo:color="#ff000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T1" style:family="text">
      <style:text-properties style:text-position="-8% 58%" fo:font-size="18pt" style:font-size-asian="18pt" style:font-size-complex="18pt"/>
    </style:style>
    <style:style style:name="T2" style:family="text">
      <style:text-properties style:text-position="-8% 58%"/>
    </style:style>
    <style:style style:name="T3" style:family="text">
      <style:text-properties fo:color="#00a933"/>
    </style:style>
    <style:style style:name="T4" style:family="text">
      <style:text-properties fo:color="#ff0000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2cm" svg:x="2.25cm" svg:y="4.498cm">
          <text:p text:style-name="P1">s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6.802cm" svg:y="4.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4.503cm" svg:y="1.50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1.35cm" svg:y="4.498cm">
          <text:p text:style-name="P1">s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75cm" svg:y1="4.498cm" svg:x2="4.75cm" svg:y2="3.248cm">
          <text:p/>
        </draw:line>
        <draw:line draw:style-name="gr3" draw:text-style-name="P3" draw:layer="layout" svg:x1="4.25cm" svg:y1="5.548cm" svg:x2="6.75cm" svg:y2="5.548cm">
          <text:p text:style-name="P4"/>
          <text:p text:style-name="P4"/>
        </draw:line>
        <draw:line draw:style-name="gr3" draw:text-style-name="P3" draw:layer="layout" svg:x1="8.841cm" svg:y1="5.548cm" svg:x2="11.341cm" svg:y2="5.548cm">
          <text:p text:style-name="P4"/>
          <text:p text:style-name="P4"/>
        </draw:line>
        <draw:line draw:style-name="gr2" draw:text-style-name="P5" draw:layer="layout" svg:x1="6.3cm" svg:y1="3.198cm" svg:x2="7.3cm" svg:y2="4.698cm">
          <text:p/>
        </draw:line>
        <draw:frame draw:style-name="gr4" draw:text-style-name="P6" draw:layer="layout" svg:width="0.75cm" svg:height="1cm" svg:x="5cm" svg:y="4.748cm">
          <draw:text-box>
            <text:p>3</text:p>
          </draw:text-box>
        </draw:frame>
        <draw:frame draw:style-name="gr4" draw:text-style-name="P6" draw:layer="layout" svg:width="1.25cm" svg:height="1cm" svg:x="6.75cm" svg:y="3.248cm">
          <draw:text-box>
            <text:p>1</text:p>
          </draw:text-box>
        </draw:frame>
        <draw:frame draw:style-name="gr4" draw:text-style-name="P6" draw:layer="layout" svg:width="1.25cm" svg:height="1cm" svg:x="3.5cm" svg:y="3.248cm">
          <draw:text-box>
            <text:p>1</text:p>
          </draw:text-box>
        </draw:frame>
        <draw:frame draw:style-name="gr4" draw:text-style-name="P6" draw:layer="layout" svg:width="0.75cm" svg:height="1cm" svg:x="9.5cm" svg:y="4.748cm">
          <draw:text-box>
            <text:p>5</text:p>
          </draw:text-box>
        </draw:frame>
        <draw:frame draw:style-name="gr4" draw:text-style-name="P7" draw:layer="layout" svg:width="1.25cm" svg:height="1cm" svg:x="1.75cm" svg:y="4.248cm">
          <draw:text-box>
            <text:p><text:span text:style-name="T3">9</text:span></text:p>
          </draw:text-box>
        </draw:frame>
        <draw:frame draw:style-name="gr4" draw:text-style-name="P8" draw:layer="layout" svg:width="1.25cm" svg:height="1cm" svg:x="6.25cm" svg:y="1.498cm">
          <draw:text-box>
            <text:p><text:span text:style-name="T4">8</text:span></text:p>
          </draw:text-box>
        </draw:frame>
        <draw:frame draw:style-name="gr4" draw:text-style-name="P7" draw:layer="layout" svg:width="1.25cm" svg:height="1cm" svg:x="8.25cm" svg:y="3.998cm">
          <draw:text-box>
            <text:p><text:span text:style-name="T3">3</text:span></text:p>
          </draw:text-box>
        </draw:frame>
        <draw:frame draw:style-name="gr4" draw:text-style-name="P9" draw:layer="layout" svg:width="1.25cm" svg:height="1.114cm" svg:x="5cm" svg:y="15.25cm">
          <draw:text-box>
            <text:p>s<text:span text:style-name="T5">0</text:span></text:p>
          </draw:text-box>
        </draw:frame>
        <draw:ellipse draw:style-name="gr5" draw:text-style-name="P4" draw:layer="layout" svg:width="4.75cm" svg:height="2cm" draw:transform="rotate (0.344877060194079) translate (5.031cm 15.53cm)" draw:kind="arc" draw:start-angle="34.68" draw:end-angle="131.74">
          <text:p/>
        </draw:ellipse>
        <draw:custom-shape draw:style-name="gr6" draw:text-style-name="P10" draw:layer="layout" svg:width="0.3cm" svg:height="0.3cm" svg:x="9.15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4" draw:layer="layout" svg:width="4.25cm" svg:height="1.75cm" draw:transform="rotate (-2.26316844106105) translate (12.628cm 13.11cm)" draw:kind="arc" draw:start-angle="222.2" draw:end-angle="298.32">
          <text:p/>
        </draw:ellipse>
        <draw:frame draw:style-name="gr4" draw:text-style-name="P9" draw:layer="layout" svg:width="1.25cm" svg:height="1cm" svg:x="11cm" svg:y="12cm">
          <draw:text-box>
            <text:p>u</text:p>
          </draw:text-box>
        </draw:frame>
        <draw:ellipse draw:style-name="gr7" draw:text-style-name="P4" draw:layer="layout" svg:width="2.554cm" svg:height="1.195cm" draw:transform="skewX (0.212581102892909) rotate (0.129677963423179) translate (11.151cm 12.35cm)" draw:kind="arc" draw:start-angle="45.77" draw:end-angle="121.64">
          <text:p/>
        </draw:ellipse>
        <draw:frame draw:style-name="gr4" draw:text-style-name="P9" draw:layer="layout" svg:width="1.25cm" svg:height="1cm" svg:x="13.1cm" svg:y="11.8cm">
          <draw:text-box>
            <text:p>v</text:p>
          </draw:text-box>
        </draw:frame>
        <draw:ellipse draw:style-name="gr5" draw:text-style-name="P4" draw:layer="layout" svg:width="10.667cm" svg:height="1.75cm" svg:x="7.51cm" svg:y="13cm" draw:kind="arc" draw:start-angle="229.65" draw:end-angle="309.69">
          <text:p/>
        </draw:ellipse>
        <draw:frame draw:style-name="gr8" draw:text-style-name="P9" draw:layer="layout" svg:width="1cm" svg:height="1.114cm" svg:x="16.5cm" svg:y="13.886cm">
          <draw:text-box>
            <text:p>s<text:span text:style-name="T5">f</text:span></text:p>
          </draw:text-box>
        </draw:frame>
        <draw:ellipse draw:style-name="gr9" draw:text-style-name="P4" draw:layer="layout" svg:width="7.25cm" svg:height="5.75cm" svg:x="9.472cm" svg:y="12.203cm" draw:kind="arc" draw:start-angle="19.2" draw:end-angle="79.63">
          <text:p/>
        </draw:ellipse>
        <draw:frame draw:style-name="gr4" draw:text-style-name="P12" draw:layer="layout" svg:width="5.5cm" svg:height="1cm" svg:x="17cm" svg:y="11.5cm">
          <draw:text-box>
            <text:p text:style-name="P11">pcc de s<text:span text:style-name="T5">0</text:span><text:span text:style-name="T6"> </text:span><text:span text:style-name="T6">à </text:span><text:span text:style-name="T6">s</text:span><text:span text:style-name="T5">f</text:span></text:p>
          </draw:text-box>
        </draw:frame>
        <draw:line draw:style-name="gr10" draw:text-style-name="P5" draw:layer="layout" svg:x1="17.255cm" svg:y1="12.245cm" svg:x2="16.255cm" svg:y2="12.9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05cm" svg:stroke-color="#000000" draw:marker-start-width="0.28cm" draw:marker-end-width="0.28cm" draw:fill="none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0:47:22.198753556</meta:creation-date>
    <meta:editing-duration>PT3H43M8S</meta:editing-duration>
    <meta:editing-cycles>4</meta:editing-cycles>
    <meta:generator>LibreOffice/6.4.7.2$Linux_X86_64 LibreOffice_project/40$Build-2</meta:generator>
    <dc:date>2024-06-06T17:47:06.018835645</dc:date>
    <meta:document-statistic meta:object-count="27"/>
  </office:meta>
</office:document-meta>
</file>